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5000002F0DFE74BE1B881BF6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1fa" officeooo:paragraph-rsid="0015c1fa"/>
    </style:style>
    <style:style style:name="T1" style:family="text">
      <style:text-properties officeooo:rsid="00168b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tualización</text:span> de un paciente</text:p>
      <text:p text:style-name="P1"/>
      <text:p text:style-name="P1"><draw:frame draw:style-name="fr1" draw:name="Image1" text:anchor-type="paragraph" svg:x="3.104cm" svg:y="1.323cm" svg:width="11.12cm" svg:height="14.005cm" draw:z-index="0"><draw:image xlink:href="Pictures/1000000000000255000002F0DFE74BE1B881BF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49:48.213591345</meta:creation-date>
    <meta:print-date>2017-11-07T17:51:30.771012578</meta:print-date>
    <dc:date>2017-11-07T17:53:15.135091134</dc:date>
    <meta:editing-duration>PT3M26S</meta:editing-duration>
    <meta:editing-cycles>2</meta:editing-cycles>
    <meta:generator>LibreOffice/5.3.2.2$Linux_X86_64 LibreOffice_project/6cd4f1ef626f15116896b1d8e1398b56da0d0ee1</meta:generator>
    <meta:document-statistic meta:table-count="0" meta:image-count="1" meta:object-count="0" meta:page-count="1" meta:paragraph-count="1" meta:word-count="4" meta:character-count="28" meta:non-whitespace-character-count="25"/>
  </office:meta>
</office:document-meta>
</file>